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automatic-styles>
    <style:style style:name="P1" style:family="paragraph" style:parent-style-name="Heading_20_3">
      <style:text-properties fo:color="#000000" loext:opacity="100%" fo:font-size="11pt" style:text-underline-style="solid" style:text-underline-width="auto" style:text-underline-color="font-color" style:font-size-asian="11pt" style:font-size-complex="11pt"/>
    </style:style>
    <style:style style:name="P2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3" style:family="paragraph" style:parent-style-name="Standard" style:list-style-name="L1"/>
    <style:style style:name="P4" style:family="paragraph" style:parent-style-name="Standard" style:list-style-name="L2"/>
    <style:style style:name="P5" style:family="paragraph" style:parent-style-name="Standard" style:list-style-name="L2">
      <style:text-properties officeooo:paragraph-rsid="001d3a19"/>
    </style:style>
    <style:style style:name="P6" style:family="paragraph" style:parent-style-name="Standard" style:list-style-name="L3"/>
    <style:style style:name="P7" style:family="paragraph" style:parent-style-name="Standard" style:list-style-name="L4"/>
    <style:style style:name="P8" style:family="paragraph" style:parent-style-name="Standard" style:list-style-name="L5"/>
    <style:style style:name="P9" style:family="paragraph" style:parent-style-name="Standard" style:list-style-name="L6"/>
    <style:style style:name="P10" style:family="paragraph" style:parent-style-name="Standard" style:list-style-name="L7"/>
    <style:style style:name="P11" style:family="paragraph" style:parent-style-name="Standard" style:list-style-name="L8"/>
    <style:style style:name="P12" style:family="paragraph" style:parent-style-name="Standard" style:list-style-name="L9"/>
    <style:style style:name="P13" style:family="paragraph" style:parent-style-name="Standard" style:list-style-name="L10"/>
    <style:style style:name="T1" style:family="text">
      <style:text-properties loext:padding="0.049cm" loext:border="0.06pt solid #d9d9e3"/>
    </style:style>
    <style:style style:name="T2" style:family="text">
      <style:text-properties fo:color="#999999" loext:opacity="100%" fo:font-size="10pt" fo:font-style="normal" fo:font-weight="normal" style:font-size-asian="8.75pt" style:font-style-asian="normal" style:font-weight-asian="normal" style:font-size-complex="10pt" style:font-style-complex="normal" style:font-weight-complex="normal"/>
    </style:style>
    <style:style style:name="T3" style:family="text">
      <style:text-properties fo:color="#999999" loext:opacity="100%" fo:font-size="11pt" style:font-size-asian="11pt" style:font-size-complex="11pt"/>
    </style:style>
    <style:style style:name="T4" style:family="text">
      <style:text-properties fo:font-size="11pt" style:font-size-asian="11pt" style:font-size-complex="11pt"/>
    </style:style>
    <style:style style:name="T5" style:family="text">
      <style:text-properties fo:font-size="11pt" fo:font-style="italic" style:font-size-asian="11pt" style:font-style-asian="italic" style:font-size-complex="11pt" style:font-style-complex="italic"/>
    </style:style>
    <style:style style:name="T6" style:family="text">
      <style:text-properties fo:font-size="11pt" fo:font-style="normal" style:font-size-asian="11pt" style:font-style-asian="normal" style:font-size-complex="11pt" style:font-style-complex="normal"/>
    </style:style>
    <style:style style:name="T7" style:family="text">
      <style:text-properties fo:color="#666666" loext:opacity="100%" fo:font-size="11pt" style:font-size-asian="11pt" style:font-size-complex="11pt"/>
    </style:style>
    <style:style style:name="T8" style:family="text">
      <style:text-properties fo:color="#1c1c1c" loext:opacity="100%" fo:font-size="11pt" style:font-size-asian="11pt" style:font-size-complex="11pt"/>
    </style:style>
    <style:style style:name="T9" style:family="text">
      <style:text-properties fo:color="#000000" loext:opacity="100%" fo:font-size="11pt" style:font-size-asian="11pt" style:font-size-complex="11pt"/>
    </style:style>
    <style:style style:name="T10" style:family="text">
      <style:text-properties fo:color="#000000" loext:opacity="100%" fo:font-size="11pt" fo:font-style="normal" style:font-size-asian="11pt" style:font-style-asian="normal" style:font-size-complex="11pt" style:font-style-complex="normal"/>
    </style:style>
    <style:style style:name="T11" style:family="text">
      <style:text-properties fo:color="#000000" loext:opacity="100%" fo:font-size="11pt" fo:font-style="italic" style:font-size-asian="11pt" style:font-style-asian="italic" style:font-size-complex="11pt" style:font-style-complex="italic"/>
    </style:style>
    <style:style style:name="T12" style:family="text">
      <style:text-properties fo:font-variant="normal" fo:text-transform="none" fo:color="#0f0f0f" loext:opacity="100%" style:font-name="S hne" fo:font-size="11pt" fo:letter-spacing="normal" fo:font-style="normal" fo:font-weight="normal" style:font-size-asian="11pt" style:font-size-complex="11pt"/>
    </style:style>
    <style:style style:name="T13" style:family="text">
      <style:text-properties fo:font-variant="normal" fo:text-transform="none" fo:color="#0f0f0f" loext:opacity="100%" style:font-name="S hne" fo:font-size="12pt" fo:letter-spacing="normal" fo:font-style="normal" fo:font-weight="normal" style:font-size-asian="11pt" style:font-style-asian="normal" style:font-size-complex="11pt" style:font-style-complex="normal"/>
    </style:style>
    <style:style style:name="T14" style:family="text">
      <style:text-properties fo:font-variant="normal" fo:text-transform="none" fo:color="#0f0f0f" loext:opacity="100%" style:font-name="Liberation Serif" fo:font-size="11pt" fo:letter-spacing="normal" fo:font-style="normal" fo:font-weight="normal" style:font-size-asian="11pt" style:font-size-complex="11pt"/>
    </style:style>
    <style:style style:name="T15" style:family="text">
      <style:text-properties fo:font-variant="normal" fo:text-transform="none" fo:color="#0f0f0f" loext:opacity="100%" style:font-name="Liberation Serif" fo:font-size="11pt" fo:letter-spacing="normal" fo:font-style="normal" fo:font-weight="normal" style:font-size-asian="11pt" style:font-style-asian="normal" style:font-size-complex="11pt" style:font-style-complex="normal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Ej. Evaluación de aplicaciones bajo principios de Nielsen. En esta unidad hemos determinado cuales son los principios heurísticos de Jakob Nielsen, uno de los padres de la Usabilidad tal y como la conocemos. En esta práctica deberás realizar un análisis heurístico de diferentes aplicaciones de escritorio para poner un ejemplo de aplicación que cumpla y otro que no cumpla cada uno de los 10 principios, incluyendo enlaces de descarga de la aplicación y capturas de pantalla que proporcionen las conclusiones que obtengas. (En total, 20 análisis).</text:p>
      <text:p text:style-name="P2"/>
      <text:h text:style-name="P1" text:outline-level="3">Ejemplo de Aplicación que Cumple y No Cumple cada Principio:</text:h>
      <text:p text:style-name="Standard"><text:span text:style-name="Strong_20_Emphasis"><text:span text:style-name="T4">1. Visibilidad del estado del sistema:</text:span></text:span></text:p>
      <text:list xml:id="list3194932053" text:style-name="L1">
        <text:list-item>
          <text:p text:style-name="P3"><text:span text:style-name="Emphasis"><text:span text:style-name="T4">Cumple:</text:span></text:span><text:span text:style-name="T4"> </text:span><text:span text:style-name="Emphasis"><text:span text:style-name="T10">Microsoft Word muestra el estado de guardado en la barra de estado.</text:span></text:span></text:p>
        </text:list-item>
        <text:list-item>
          <text:p text:style-name="P3"><text:span text:style-name="Emphasis"><text:span text:style-name="T9">No Cumple: </text:span></text:span><text:span text:style-name="Emphasis"><text:span text:style-name="T10">Una aplicación de edición de fotos que no indica cuando está procesando una acción.</text:span></text:span></text:p>
        </text:list-item>
      </text:list>
      <text:p text:style-name="Standard"><text:span text:style-name="Strong_20_Emphasis"><text:span text:style-name="T4">2. Coincidencia entre el sistema y el mundo real:</text:span></text:span></text:p>
      <text:list xml:id="list1122832162" text:style-name="L2">
        <text:list-item>
          <text:p text:style-name="P4"><text:span text:style-name="Emphasis"><text:span text:style-name="T4">Cumple:</text:span></text:span><text:span text:style-name="Emphasis"><text:span text:style-name="T10"> Adobe Acrobat utiliza iconos de archivo familiares para abrir y guardar documentos.</text:span></text:span></text:p>
        </text:list-item>
        <text:list-item>
          <text:p text:style-name="P5"><text:span text:style-name="Emphasis"><text:span text:style-name="T4">No Cumple:</text:span></text:span><text:span text:style-name="T4"> </text:span><text:span text:style-name="T14">La interfaz de usuario de Adobe Photoshop ha sido criticada en ocasiones por utilizar términos y símbolos que pueden ser desconocidos para aquellos que no son profesionales de diseño gráfico.</text:span></text:p>
        </text:list-item>
      </text:list>
      <text:p text:style-name="Standard"><text:span text:style-name="Strong_20_Emphasis"><text:span text:style-name="T4">3. Control y libertad del usuario:</text:span></text:span></text:p>
      <text:list xml:id="list2426391170" text:style-name="L3">
        <text:list-item>
          <text:p text:style-name="P6"><text:span text:style-name="Emphasis"><text:span text:style-name="T4">Cumple:</text:span></text:span><text:span text:style-name="T5"> </text:span><text:span text:style-name="T6">Un na</text:span><text:span text:style-name="Emphasis"><text:span text:style-name="T10">vegador web que permite abrir una nueva pestaña o cerrar la aplicación con facilidad.</text:span></text:span></text:p>
        </text:list-item>
        <text:list-item>
          <text:p text:style-name="P6"><text:span text:style-name="Emphasis"><text:span text:style-name="T9">No Cumple: </text:span></text:span><text:span text:style-name="Emphasis"><text:span text:style-name="T15">Facebook ha recibido críticas en el pasado por la dificultad percibida para cerrar cuentas y la falta de claridad en torno a la gestión de la privacidad.</text:span></text:span></text:p>
        </text:list-item>
      </text:list>
      <text:p text:style-name="Standard"><text:span text:style-name="Strong_20_Emphasis"><text:span text:style-name="T4">4. Consistencia y estándares:</text:span></text:span></text:p>
      <text:list xml:id="list2689744584" text:style-name="L4">
        <text:list-item>
          <text:p text:style-name="P7"><text:span text:style-name="Emphasis"><text:span text:style-name="T4">Cumple:</text:span></text:span><text:span text:style-name="T4"> </text:span><text:span text:style-name="T14">Aplicaciones de Adobe que siguen una interfaz de usuario coherente en todas sus herramientas.</text:span></text:p>
        </text:list-item>
        <text:list-item>
          <text:p text:style-name="P7"><text:span text:style-name="Emphasis"><text:span text:style-name="T4">No Cumple:</text:span></text:span><text:span text:style-name="T4"> </text:span><text:span text:style-name="T14">La aplicación de correo electrónico Thunderbird ha sido señalada en algunas revisiones por tener cambios significativos en la interfaz de usuario entre versiones, lo que puede desconcertar a los usuarios habituales.</text:span></text:p>
        </text:list-item>
      </text:list>
      <text:p text:style-name="Standard"><text:span text:style-name="Strong_20_Emphasis"><text:span text:style-name="T4">5. Prevención de errores:</text:span></text:span></text:p>
      <text:list xml:id="list1729292572" text:style-name="L5">
        <text:list-item>
          <text:p text:style-name="P8"><text:span text:style-name="Emphasis"><text:span text:style-name="T4">Cumple:</text:span></text:span><text:span text:style-name="T4"> Un software de contabilidad que impide ingresar letras en campos numéricos.</text:span></text:p>
        </text:list-item>
        <text:list-item>
          <text:p text:style-name="P8"><text:span text:style-name="Emphasis"><text:span text:style-name="T4">No Cumple:</text:span></text:span><text:span text:style-name="T4"> </text:span><text:span text:style-name="T14">En el pasado, algunas versiones de Internet Explorer han sido criticadas por no proporcionar advertencias claras sobre sitios web potencialmente peligrosos.</text:span></text:p>
        </text:list-item>
      </text:list>
      <text:p text:style-name="Standard"><text:span text:style-name="Strong_20_Emphasis"><text:span text:style-name="T4">6. Reconocimiento antes que recuerdo:</text:span></text:span></text:p>
      <text:list xml:id="list2150209495" text:style-name="L6">
        <text:list-item>
          <text:p text:style-name="P9"><text:span text:style-name="Emphasis"><text:span text:style-name="T4">Cumple:</text:span></text:span><text:span text:style-name="T4"> Un reproductor de música que muestra nombres de canciones y artistas sin requerir recordarlos.</text:span></text:p>
        </text:list-item>
        <text:list-item>
          <text:p text:style-name="P9"><text:span text:style-name="Emphasis"><text:span text:style-name="T4">No Cumple:</text:span></text:span><text:span text:style-name="T4"> </text:span><text:span text:style-name="T14">La aplicación de gestión de proyectos Jira ha sido criticada por tener una curva de aprendizaje empinada y requerir que los usuarios recuerden numerosas combinaciones de teclas.</text:span></text:p>
        </text:list-item>
      </text:list>
      <text:p text:style-name="Standard"><text:span text:style-name="Strong_20_Emphasis"><text:span text:style-name="T4">7. Flexibilidad y eficiencia de uso:</text:span></text:span></text:p>
      <text:list xml:id="list616153148" text:style-name="L7">
        <text:list-item>
          <text:p text:style-name="P10"><text:span text:style-name="Emphasis"><text:span text:style-name="T4">Cumple:</text:span></text:span><text:span text:style-name="T4"> </text:span><text:span text:style-name="T14">Un programa de diseño que permite personalizar atajos de teclado.</text:span></text:p>
        </text:list-item>
        <text:list-item>
          <text:p text:style-name="P10"><text:span text:style-name="Emphasis"><text:span text:style-name="T4">No Cumple:</text:span></text:span><text:span text:style-name="T4"> </text:span><text:span text:style-name="T14">Algunos usuarios han señalado que la aplicación de edición de video iMovie carece de la capacidad de personalizar atajos de teclado, lo que podría ralentizar a usuarios avanzados.</text:span></text:p>
        </text:list-item>
      </text:list>
      <text:p text:style-name="Standard"><text:span text:style-name="Strong_20_Emphasis"><text:span text:style-name="T4">8. Diseño estético y minimalista:</text:span></text:span></text:p>
      <text:list xml:id="list29827290" text:style-name="L8">
        <text:list-item>
          <text:p text:style-name="P11"><text:span text:style-name="Emphasis"><text:span text:style-name="T4">Cumple:</text:span></text:span><text:span text:style-name="T4"> </text:span><text:span text:style-name="T14">La interfaz de usuario limpia y simple de Google Chrome.</text:span></text:p>
        </text:list-item>
        <text:list-item>
          <text:p text:style-name="P11"><text:span text:style-name="Emphasis"><text:span text:style-name="T4">No Cumple:</text:span></text:span><text:span text:style-name="T4"> </text:span><text:span text:style-name="T14">Versiones antiguas de la aplicación de software Norton Antivirus han sido criticadas por su interfaz abrumadora y la presentación excesiva de información técnica.</text:span></text:p>
        </text:list-item>
      </text:list>
      <text:p text:style-name="Standard"><text:span text:style-name="Strong_20_Emphasis"><text:span text:style-name="T4">9. Ayuda a los usuarios a reconocer, diagnosticar y recuperarse de errores:</text:span></text:span></text:p>
      <text:list xml:id="list3295039232" text:style-name="L9">
        <text:list-item>
          <text:p text:style-name="P12"><text:span text:style-name="Emphasis"><text:span text:style-name="T4">Cumple:</text:span></text:span><text:span text:style-name="T4"> Un juego que proporciona mensajes claros sobre errores de conexión.</text:span></text:p>
        </text:list-item>
        <text:list-item>
          <text:p text:style-name="P12"><text:span text:style-name="Emphasis"><text:span text:style-name="T4">No Cumple:</text:span></text:span><text:span text:style-name="T4"> </text:span><text:span text:style-name="T14">La aplicación de software Adobe Premiere Pro ha sido criticada por mostrar mensajes de error técnicos sin explicaciones claras o soluciones sugeridas.</text:span></text:p>
        </text:list-item>
      </text:list>
      <text:p text:style-name="Standard"><text:span text:style-name="Strong_20_Emphasis"><text:span text:style-name="T4">10. Ayuda y documentación:</text:span></text:span></text:p>
      <text:list xml:id="list119987447" text:style-name="L10">
        <text:list-item>
          <text:p text:style-name="P13"><text:span text:style-name="Emphasis"><text:span text:style-name="T4">Cumple:</text:span></text:span><text:span text:style-name="T4"> </text:span><text:span text:style-name="T14">La aplicación de diseño gráfico Canva incluye tutoriales integrados y una amplia base de conocimientos en línea para ayudar a los usuarios a aprender y utilizar sus funciones.</text:span></text:p>
        </text:list-item>
        <text:list-item>
          <text:p text:style-name="P13"><text:span text:style-name="Emphasis"><text:span text:style-name="T4">No Cumple:</text:span></text:span><text:span text:style-name="T4"> </text:span><text:span text:style-name="T14">Algunas versiones antiguas de la aplicación de diseño CorelDRAW fueron criticadas por la falta de documentación clara y tutoriales integrados.</text:span></text:p>
        </text:list-item>
      </text:list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padding="0.049cm" fo:border="0.06pt solid #d9d9e3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3T13:25:20.893177987</meta:creation-date>
    <dc:date>2023-11-23T13:45:50.144223114</dc:date>
    <meta:editing-duration>PT10M18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32" meta:word-count="586" meta:character-count="3673" meta:non-whitespace-character-count="3139"/>
  </office:meta>
</office:document-meta>
</file>